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c8b1a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c8b1a" officeooo:paragraph-rsid="000c8b1a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rsid="000c8b1a" officeooo:paragraph-rsid="000c8b1a"/>
    </style:style>
    <style:style style:name="T1" style:family="text">
      <style:text-properties officeooo:rsid="000c8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NS DARMSTADT-BÉLANGER</text:p>
      <text:p text:style-name="P2">MARC-ANTOINE PLOURDE</text:p>
      <text:p text:style-name="P2">VINCENT GAGNON</text:p>
      <text:p text:style-name="P1">Baccalauréat en <text:span text:style-name="T1">informatiqu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 text:name="_GoBack"/>RAPPORT DE LABORATOIRE 1</text:p>
      <text:p text:style-name="P1"/>
      <text:p text:style-name="P1"/>
      <text:p text:style-name="P1"/>
      <text:p text:style-name="P1"/>
      <text:p text:style-name="P1"/>
      <text:p text:style-name="P1"/>
      <text:p text:style-name="P2">Rapport de laboratoire</text:p>
      <text:p text:style-name="P1">présenté à</text:p>
      <text:p text:style-name="P1"/>
      <text:p text:style-name="P1"/>
      <text:p text:style-name="P1"/>
      <text:p text:style-name="P2">Sara Séguin</text:p>
      <text:p text:style-name="P1">dans le cadre du cours</text:p>
      <text:p text:style-name="P2">8INF341 Systèmes d’exploi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té du Québec à Chicoutimi</text:p>
      <text:p text:style-name="P1">Le <text:span text:style-name="T1">17 octobre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6:59.027341986</meta:creation-date>
    <dc:date>2019-10-16T10:26:15.452837789</dc:date>
    <meta:editing-duration>PT9M16S</meta:editing-duration>
    <meta:editing-cycles>1</meta:editing-cycles>
    <meta:document-statistic meta:table-count="0" meta:image-count="0" meta:object-count="0" meta:page-count="1" meta:paragraph-count="12" meta:word-count="37" meta:character-count="256" meta:non-whitespace-character-count="231"/>
    <meta:generator>LibreOffice/6.2.7.1$Linux_X86_64 LibreOffice_project/20$Build-1</meta:generator>
  </office:meta>
</office:document-meta>
</file>